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5.773cm" fo:min-width="11.311cm"/>
      <style:paragraph-properties style:writing-mode="lr-tb"/>
    </style:style>
    <style:style style:name="gr2" style:family="graphic" style:parent-style-name="standard">
      <style:graphic-properties svg:stroke-color="#111111" svg:stroke-opacity="50%" draw:fill-color="#d4ea6b" draw:opacity="50%" draw:opacity-name="" draw:textarea-horizontal-align="justify" draw:textarea-vertical-align="top" draw:auto-grow-height="false" fo:min-height="4.322cm" fo:min-width="8.317cm"/>
      <style:paragraph-properties style:writing-mode="lr-tb"/>
    </style:style>
    <style:style style:name="gr3" style:family="graphic" style:parent-style-name="standard">
      <style:graphic-properties draw:fill-color="#f7d1d5" draw:textarea-horizontal-align="justify" draw:textarea-vertical-align="middle" draw:auto-grow-height="false" fo:min-height="0.059cm" fo:min-width="0cm"/>
    </style:style>
    <style:style style:name="gr4" style:family="graphic" style:parent-style-name="standard">
      <style:graphic-properties draw:fill-color="#d62e4e" draw:textarea-vertical-align="middle" draw:auto-grow-height="false" fo:min-height="0cm" fo:min-width="0cm"/>
    </style:style>
    <style:style style:name="gr5" style:family="graphic" style:parent-style-name="standard">
      <style:graphic-properties draw:fill-color="#f7d1d5" draw:textarea-horizontal-align="justify" draw:textarea-vertical-align="middle" draw:auto-grow-height="false" fo:min-height="0.058cm" fo:min-width="0cm"/>
    </style:style>
    <style:style style:name="gr6" style:family="graphic" style:parent-style-name="standard">
      <style:graphic-properties svg:stroke-color="#ff0000" draw:opacity="0%" draw:opacity-name="" draw:textarea-horizontal-align="justify" draw:textarea-vertical-align="top" draw:auto-grow-height="false" fo:min-height="0.598cm" fo:min-width="1.437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0.059cm" fo:min-width="0cm"/>
    </style:style>
    <style:style style:name="gr8" style:family="graphic" style:parent-style-name="standard">
      <style:graphic-properties draw:fill-color="#3faf46" draw:textarea-vertical-align="middle" draw:auto-grow-height="false" fo:min-height="0cm" fo:min-width="0cm"/>
    </style:style>
    <style:style style:name="gr9" style:family="graphic" style:parent-style-name="standard">
      <style:graphic-properties draw:fill-color="#f7d1d5" draw:textarea-horizontal-align="justify" draw:textarea-vertical-align="middle" draw:auto-grow-height="false" fo:min-height="0.109cm" fo:min-width="0cm"/>
    </style:style>
    <style:style style:name="gr10" style:family="graphic" style:parent-style-name="standard">
      <style:graphic-properties svg:stroke-width="0.035cm" svg:stroke-color="#00a933" draw:marker-start-width="0.252cm" draw:marker-end-width="0.252cm" draw:opacity="0%" draw:opacity-name="" draw:textarea-horizontal-align="justify" draw:textarea-vertical-align="top" draw:auto-grow-height="false" fo:min-height="1.633cm" fo:min-width="0.162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opacity="50%" draw:opacity="50%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color="#069a2e" draw:fill-color="#77bc65" draw:textarea-horizontal-align="justify" draw:textarea-vertical-align="middle" draw:auto-grow-height="false" fo:min-height="0.004cm" fo:min-width="1.15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.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ee6ef"/>
      <style:paragraph-properties fo:text-align="start"/>
      <style:text-properties fo:background-color="#ffff00"/>
    </style:style>
    <style:style style:name="P3" style:family="paragraph">
      <style:paragraph-properties fo:text-align="start"/>
      <style:text-properties fo:background-color="#ffff00"/>
    </style:style>
    <style:style style:name="P4" style:family="paragraph">
      <loext:graphic-properties draw:fill-color="#d4ea6b" draw:opacity="50%"/>
      <style:paragraph-properties fo:text-align="start"/>
      <style:text-properties fo:background-color="#ffff00"/>
    </style:style>
    <style:style style:name="P5" style:family="paragraph">
      <loext:graphic-properties draw:fill-color="#f7d1d5"/>
      <style:paragraph-properties fo:text-align="center"/>
    </style:style>
    <style:style style:name="P6" style:family="paragraph">
      <loext:graphic-properties draw:fill-color="#d62e4e"/>
      <style:paragraph-properties fo:text-align="center"/>
    </style:style>
    <style:style style:name="P7" style:family="paragraph">
      <style:paragraph-properties fo:margin-left="0cm" fo:margin-right="0cm" fo:text-align="start" fo:text-indent="0cm">
        <style:tab-stops/>
      </style:paragraph-properties>
      <style:text-properties fo:background-color="#ffbf00"/>
    </style:style>
    <style:style style:name="P8" style:family="paragraph">
      <loext:graphic-properties draw:opacity="0%"/>
      <style:paragraph-properties fo:margin-left="0cm" fo:margin-right="0cm" fo:text-align="start" fo:text-indent="0cm">
        <style:tab-stops/>
      </style:paragraph-properties>
      <style:text-properties fo:font-size="10pt" fo:background-color="#ffbf00" style:font-size-asian="10pt" style:font-size-complex="10pt"/>
    </style:style>
    <style:style style:name="P9" style:family="paragraph">
      <loext:graphic-properties draw:fill-color="#afd095"/>
      <style:paragraph-properties fo:text-align="center"/>
    </style:style>
    <style:style style:name="P10" style:family="paragraph">
      <loext:graphic-properties draw:fill-color="#3faf46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  <style:text-properties fo:font-size="5pt" style:font-size-asian="5pt" style:font-size-complex="5pt"/>
    </style:style>
    <style:style style:name="P15" style:family="paragraph">
      <loext:graphic-properties draw:fill-color="#77bc65"/>
      <style:paragraph-properties fo:text-align="center"/>
      <style:text-properties fo:font-size="5pt" style:font-size-asian="5pt" style:font-size-complex="5pt"/>
    </style:style>
    <style:style style:name="T1" style:family="text">
      <style:text-properties fo:background-color="#ffff00"/>
    </style:style>
    <style:style style:name="T2" style:family="text">
      <style:text-properties fo:font-size="10pt" fo:background-color="#ffbf00" style:font-size-asian="10pt" style:font-size-complex="10pt"/>
    </style:style>
    <style:style style:name="T3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6.023cm" svg:x="3.54cm" svg:y="8.566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17cm" svg:height="4.572cm" svg:x="5.645cm" svg:y="9.382cm">
          <text:p text:style-name="P3"><text:span text:style-name="T1">O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0.435cm" svg:height="0.435cm" svg:x="7.096cm" svg:y="10.961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7.205cm" svg:y="11.07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6cm" svg:height="0.435cm" svg:x="7.531cm" svg:y="10.961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7.64cm" svg:y="11.07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5" draw:layer="layout" svg:width="0.435cm" svg:height="0.434cm" svg:x="7.314cm" svg:y="11.39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7cm" svg:height="0.217cm" svg:x="7.423cm" svg:y="11.5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5" draw:layer="layout" svg:width="0.436cm" svg:height="0.434cm" svg:x="7.749cm" svg:y="11.39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7.858cm" svg:y="11.5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5cm" svg:height="0.435cm" svg:x="7.858cm" svg:y="11.0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7.967cm" svg:y="11.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5" draw:layer="layout" svg:width="0.435cm" svg:height="0.434cm" svg:x="8.076cm" svg:y="11.39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7cm" svg:height="0.217cm" svg:x="8.185cm" svg:y="11.5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6cm" svg:height="0.435cm" svg:x="7.531cm" svg:y="11.61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7.64cm" svg:y="11.72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5cm" svg:height="0.435cm" svg:x="7.858cm" svg:y="11.72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7.967cm" svg:y="11.83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5" draw:layer="layout" svg:width="0.435cm" svg:height="0.434cm" svg:x="8.076cm" svg:y="11.1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7cm" svg:height="0.217cm" svg:x="8.185cm" svg:y="11.28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5cm" svg:height="0.435cm" svg:x="8.185cm" svg:y="11.72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8.293cm" svg:y="11.83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5" draw:layer="layout" svg:width="0.436cm" svg:height="0.434cm" svg:x="8.402cm" svg:y="11.39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7cm" svg:x="8.511cm" svg:y="11.5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6cm" svg:height="0.435cm" svg:x="8.511cm" svg:y="11.72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8.62cm" svg:y="11.83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6cm" svg:height="0.435cm" svg:x="8.293cm" svg:y="11.9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8.402cm" svg:y="12.0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5cm" svg:height="0.435cm" svg:x="8.729cm" svg:y="11.61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7cm" svg:height="0.218cm" svg:x="8.838cm" svg:y="11.72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5" draw:layer="layout" svg:width="0.435cm" svg:height="0.434cm" svg:x="8.729cm" svg:y="12.15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7cm" svg:height="0.217cm" svg:x="8.838cm" svg:y="12.2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" draw:text-style-name="P5" draw:layer="layout" svg:width="0.435cm" svg:height="0.435cm" svg:x="6.661cm" svg:y="10.19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6.769cm" svg:y="10.30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" draw:text-style-name="P5" draw:layer="layout" svg:width="0.435cm" svg:height="0.434cm" svg:x="7.096cm" svg:y="12.26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7.205cm" svg:y="12.37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" draw:text-style-name="P5" draw:layer="layout" svg:width="0.436cm" svg:height="0.435cm" svg:x="9.926cm" svg:y="12.04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18cm" svg:height="0.218cm" svg:x="10.035cm" svg:y="12.15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6" draw:text-style-name="P8" draw:layer="layout" svg:width="2.739cm" svg:height="1.198cm" draw:transform="skewX (-0.000872664625997115) rotate (-0.544193660771825) translate (7.408cm 10.553cm)">
          <text:p text:style-name="P7"><text:span text:style-name="T2">S_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9" draw:layer="layout" svg:width="0.436cm" svg:height="0.435cm" svg:x="12.321cm" svg:y="10.9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10" draw:layer="layout" svg:width="0.218cm" svg:height="0.218cm" svg:x="12.43cm" svg:y="11.0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9" draw:text-style-name="P5" draw:layer="layout" svg:width="0.508cm" svg:height="0.507cm" svg:x="10.271cm" svg:y="22.8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0.398cm" svg:y="23.0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0.779cm" svg:y="22.8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0.906cm" svg:y="23.0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0.525cm" svg:y="23.39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0.652cm" svg:y="23.5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033cm" svg:y="23.39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1.16cm" svg:y="23.52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16cm" svg:y="23.01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1.287cm" svg:y="23.1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414cm" svg:y="23.39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1.541cm" svg:y="23.5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0.779cm" svg:y="23.65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0.906cm" svg:y="23.7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16cm" svg:y="23.7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1.287cm" svg:y="23.9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414cm" svg:y="23.14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1.541cm" svg:y="23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541cm" svg:y="23.7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1.668cm" svg:y="23.9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795cm" svg:y="23.39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1.922cm" svg:y="23.5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1.922cm" svg:y="23.77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2.049cm" svg:y="23.9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0.508cm" svg:height="0.507cm" svg:x="12.176cm" svg:y="23.65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" draw:text-style-name="P6" draw:layer="layout" svg:width="0.254cm" svg:height="0.254cm" svg:x="12.303cm" svg:y="23.7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9" draw:text-style-name="P5" draw:layer="layout" svg:width="0.508cm" svg:height="0.507cm" svg:x="10.271cm" svg:y="24.41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4" draw:text-style-name="P6" draw:layer="layout" svg:width="0.254cm" svg:height="0.254cm" svg:x="10.398cm" svg:y="24.5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0" draw:text-style-name="P8" draw:layer="layout" svg:width="0.982cm" svg:height="2.711cm" draw:transform="skewX (0.00331612557878908) rotate (-0.899542696477875) translate (13.439cm 10.156cm)">
          <text:p text:style-name="P7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11" draw:layer="layout" svg:width="0.662cm" svg:height="0.868cm" svg:x="8.846cm" svg:y="11.688cm" svg:viewBox="0 0 663 869" draw:points="663,615 598,442 547,350 460,218 352,77 280,0 297,39 317,116 313,208 291,265 225,328 99,373 75,368 0,438 57,476 171,482 246,527 303,598 321,702 533,869 596,806 633,688 633,601">
          <text:p/>
        </draw:polygon>
        <draw:custom-shape draw:style-name="gr12" draw:text-style-name="P12" draw:layer="layout" svg:width="0.254cm" svg:height="0.127cm" draw:transform="rotate (-2.77315364849379) translate (9.382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0.254cm" svg:height="0.127cm" draw:transform="rotate (-2.77315364849379) translate (9.001cm 12.1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13" draw:layer="layout" svg:x1="9.255cm" svg:y1="12.049cm" svg:x2="10.017cm" svg:y2="10.779cm">
          <text:p/>
        </draw:line>
        <draw:custom-shape draw:style-name="gr14" draw:text-style-name="P15" draw:layer="layout" svg:width="1.651cm" svg:height="0.254cm" svg:x="5.699cm" svg:y="13.573cm">
          <text:p text:style-name="P14"><text:span text:style-name="T3">O</text:span><text:span text:style-name="T3">p</text:span><text:span text:style-name="T3">e</text:span><text:span text:style-name="T3">n </text:span><text:span text:style-name="T3">S</text:span><text:span text:style-name="T3">p</text:span><text:span text:style-name="T3">a</text:span><text:span text:style-name="T3">c</text:span><text:span text:style-name="T3">e </text:span><text:span text:style-name="T3">Ri</text:span><text:span text:style-name="T3">s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7cm" svg:height="0.254cm" svg:x="10.017cm" svg:y="10.525cm">
          <text:p text:style-name="P14"><text:span text:style-name="T3">E</text:span><text:span text:style-name="T3">m</text:span><text:span text:style-name="T3">pi</text:span><text:span text:style-name="T3">ri</text:span><text:span text:style-name="T3">c</text:span><text:span text:style-name="T3">al </text:span><text:span text:style-name="T3">Ri</text:span><text:span text:style-name="T3">s</text:span><text:span text:style-name="T3">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8:43:39.354043506</meta:creation-date>
    <dc:date>2021-09-21T13:51:39.622218311</dc:date>
    <meta:editing-duration>PT4H25M24S</meta:editing-duration>
    <meta:editing-cycles>1</meta:editing-cycles>
    <meta:document-statistic meta:object-count="80"/>
    <meta:generator>LibreOffice/6.4.7.2$Linux_X86_64 LibreOffice_project/40$Build-2</meta:generator>
  </office:meta>
</office:document-meta>
</file>